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 " svg:font-family="time"/>
  </office:font-face-decls>
  <office:automatic-styles>
    <style:style style:name="P1" style:family="paragraph" style:parent-style-name="Header">
      <style:paragraph-properties fo:text-align="center" style:justify-single-word="false"/>
    </style:style>
    <style:style style:name="P2" style:family="paragraph" style:parent-style-name="Normal_20__28_Web_29_">
      <style:paragraph-properties fo:margin-top="0in" fo:margin-bottom="0.1945in" style:contextual-spacing="false"/>
    </style:style>
    <style:style style:name="P3" style:family="paragraph" style:parent-style-name="Normal_20__28_Web_29_">
      <style:paragraph-properties fo:margin-top="0in" fo:margin-bottom="0.1945in" style:contextual-spacing="false" fo:text-align="justify" style:justify-single-word="false"/>
    </style:style>
    <style:style style:name="P4" style:family="paragraph" style:parent-style-name="Normal_20__28_Web_29_">
      <style:paragraph-properties fo:margin-top="0in" fo:margin-bottom="0.1945in" style:contextual-spacing="false" fo:text-align="justify" style:justify-single-word="false"/>
      <style:text-properties officeooo:paragraph-rsid="002bb194"/>
    </style:style>
    <style:style style:name="P5" style:family="paragraph" style:parent-style-name="Normal_20__28_Web_29_">
      <style:paragraph-properties fo:margin-top="0in" fo:margin-bottom="0.1945in" style:contextual-spacing="false"/>
      <style:text-properties fo:font-weight="bold" officeooo:rsid="002639d4" officeooo:paragraph-rsid="002639d4" style:font-weight-asian="bold" style:font-weight-complex="bold"/>
    </style:style>
    <style:style style:name="P6" style:family="paragraph" style:parent-style-name="Normal_20__28_Web_29_">
      <style:paragraph-properties fo:margin-top="0in" fo:margin-bottom="0.1945in" style:contextual-spacing="false" fo:text-align="justify" style:justify-single-word="false"/>
      <style:text-properties fo:font-weight="bold" style:font-weight-asian="bold" style:font-weight-complex="bold"/>
    </style:style>
    <style:style style:name="P7" style:family="paragraph" style:parent-style-name="Normal_20__28_Web_29_">
      <style:paragraph-properties fo:margin-top="0in" fo:margin-bottom="0.1945in" style:contextual-spacing="false" fo:text-align="justify" style:justify-single-word="false"/>
      <style:text-properties fo:font-weight="bold" officeooo:paragraph-rsid="0027f53d" style:font-weight-asian="bold" style:font-weight-complex="bold"/>
    </style:style>
    <style:style style:name="P8" style:family="paragraph" style:parent-style-name="Normal_20__28_Web_29_">
      <style:paragraph-properties fo:margin-top="0in" fo:margin-bottom="0.1945in" style:contextual-spacing="false"/>
      <style:text-properties officeooo:paragraph-rsid="002592e5"/>
    </style:style>
    <style:style style:name="P9" style:family="paragraph" style:parent-style-name="Normal_20__28_Web_29_">
      <style:paragraph-properties fo:margin-top="0in" fo:margin-bottom="0.1945in" style:contextual-spacing="false"/>
      <style:text-properties officeooo:paragraph-rsid="002639d4"/>
    </style:style>
    <style:style style:name="P10" style:family="paragraph" style:parent-style-name="Normal_20__28_Web_29_">
      <style:paragraph-properties fo:margin-top="0in" fo:margin-bottom="0.1945in" style:contextual-spacing="false" fo:text-align="justify" style:justify-single-word="false"/>
      <style:text-properties fo:font-weight="normal" officeooo:paragraph-rsid="0027f53d" style:font-weight-asian="normal" style:font-weight-complex="normal"/>
    </style:style>
    <style:style style:name="P11" style:family="paragraph" style:parent-style-name="Normal_20__28_Web_29_">
      <style:paragraph-properties fo:margin-top="0in" fo:margin-bottom="0.1945in" style:contextual-spacing="false" fo:text-align="justify" style:justify-single-word="false"/>
      <style:text-properties fo:font-weight="normal" style:font-weight-asian="normal" style:font-weight-complex="normal"/>
    </style:style>
    <style:style style:name="P12" style:family="paragraph" style:parent-style-name="Standard">
      <style:paragraph-properties fo:margin-top="0in" fo:margin-bottom="0.0835in" style:contextual-spacing="false" fo:line-height="100%"/>
      <style:text-properties style:font-name="Times New Roman" fo:font-size="12pt" fo:language="fr" fo:country="FR" style:font-size-asian="12pt" style:font-name-complex="Times New Roman1" style:font-size-complex="12pt"/>
    </style:style>
    <style:style style:name="P13"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style:font-size-asian="12pt" style:font-name-complex="Times New Roman1" style:font-size-complex="12pt"/>
    </style:style>
    <style:style style:name="P14"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officeooo:paragraph-rsid="00217f6c" style:font-size-asian="12pt" style:font-name-complex="Times New Roman1" style:font-size-complex="12pt"/>
    </style:style>
    <style:style style:name="P15"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officeooo:paragraph-rsid="0022588d" style:font-size-asian="12pt" style:font-name-complex="Times New Roman1" style:font-size-complex="12pt"/>
    </style:style>
    <style:style style:name="P16"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officeooo:paragraph-rsid="0023eec4" style:font-size-asian="12pt" style:font-name-complex="Times New Roman1" style:font-size-complex="12pt"/>
    </style:style>
    <style:style style:name="P17" style:family="paragraph" style:parent-style-name="Standard">
      <style:paragraph-properties fo:margin-top="0in" fo:margin-bottom="0.0835in" style:contextual-spacing="false" fo:line-height="100%"/>
      <style:text-properties style:font-name="Times New Roman" fo:font-size="12pt" fo:language="fr" fo:country="FR" fo:font-style="italic" fo:font-weight="bold" style:font-size-asian="12pt" style:font-style-asian="italic" style:font-weight-asian="bold" style:font-name-complex="Times New Roman1" style:font-size-complex="12pt" style:font-weight-complex="bold"/>
    </style:style>
    <style:style style:name="P18" style:family="paragraph" style:parent-style-name="Standard">
      <style:paragraph-properties fo:margin-top="0in" fo:margin-bottom="0.0835in" style:contextual-spacing="false" fo:line-height="100%"/>
      <style:text-properties style:font-name="Times New Roman" fo:font-size="12pt" fo:language="fr" fo:country="FR" fo:font-style="italic" fo:font-weight="normal" officeooo:rsid="002592e5" officeooo:paragraph-rsid="002592e5" style:font-size-asian="12pt" style:font-style-asian="italic" style:font-weight-asian="normal" style:font-name-complex="Times New Roman1" style:font-size-complex="12pt" style:font-weight-complex="normal"/>
    </style:style>
    <style:style style:name="P19" style:family="paragraph" style:parent-style-name="Standard">
      <style:paragraph-properties fo:margin-top="0in" fo:margin-bottom="0.0835in" style:contextual-spacing="false" fo:line-height="100%"/>
      <style:text-properties style:font-name="Times New Roman" fo:font-size="12pt" fo:language="fr" fo:country="FR" fo:font-weight="bold" style:font-size-asian="12pt" style:font-weight-asian="bold" style:font-name-complex="Times New Roman1" style:font-size-complex="12pt" style:font-weight-complex="bold"/>
    </style:style>
    <style:style style:name="P20"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fo:font-weight="bold" officeooo:paragraph-rsid="0023eec4" style:font-size-asian="12pt" style:font-weight-asian="bold" style:font-name-complex="Times New Roman1" style:font-size-complex="12pt" style:font-weight-complex="bold"/>
    </style:style>
    <style:style style:name="P21"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fo:font-weight="bold" officeooo:paragraph-rsid="00217f6c" style:font-size-asian="12pt" style:font-weight-asian="bold" style:font-name-complex="Times New Roman1" style:font-size-complex="12pt" style:font-weight-complex="bold"/>
    </style:style>
    <style:style style:name="P22"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fo:font-weight="normal" officeooo:paragraph-rsid="00217f6c" style:font-size-asian="12pt" style:font-weight-asian="normal" style:font-name-complex="Times New Roman1" style:font-size-complex="12pt" style:font-weight-complex="normal"/>
    </style:style>
    <style:style style:name="P23" style:family="paragraph" style:parent-style-name="Standard">
      <style:paragraph-properties fo:margin-top="0in" fo:margin-bottom="0.0835in" style:contextual-spacing="false" fo:line-height="100%" fo:text-align="justify" style:justify-single-word="false"/>
      <style:text-properties style:font-name="Times New Roman" fo:font-size="12pt" fo:language="fr" fo:country="FR" fo:font-weight="normal" officeooo:paragraph-rsid="0023eec4" style:font-size-asian="12pt" style:font-weight-asian="normal" style:font-name-complex="Times New Roman1" style:font-size-complex="12pt" style:font-weight-complex="normal"/>
    </style:style>
    <style:style style:name="P24" style:family="paragraph" style:parent-style-name="Standard">
      <style:paragraph-properties fo:margin-top="0in" fo:margin-bottom="0.0835in" style:contextual-spacing="false" fo:line-height="100%"/>
      <style:text-properties style:font-name="Times New Roman" fo:font-size="12pt" fo:language="fr" fo:country="FR" fo:font-weight="normal" style:font-size-asian="12pt" style:font-weight-asian="normal" style:font-name-complex="Times New Roman1" style:font-size-complex="12pt" style:font-weight-complex="normal"/>
    </style:style>
    <style:style style:name="P25" style:family="paragraph" style:parent-style-name="Standard">
      <style:paragraph-properties fo:margin-top="0in" fo:margin-bottom="0.0835in" style:contextual-spacing="false" fo:line-height="100%"/>
      <style:text-properties style:font-name="Times New Roman" fo:font-size="12pt" fo:language="fr" fo:country="FR" fo:font-style="normal" officeooo:paragraph-rsid="002592e5" style:font-size-asian="12pt" style:font-style-asian="normal" style:font-name-complex="Times New Roman1" style:font-size-complex="12pt" style:font-style-complex="normal"/>
    </style:style>
    <style:style style:name="P26" style:family="paragraph" style:parent-style-name="Standard">
      <style:paragraph-properties fo:margin-top="0in" fo:margin-bottom="0.0835in" style:contextual-spacing="false" fo:line-height="100%" fo:padding-left="0in" fo:padding-right="0in" fo:padding-top="0in" fo:padding-bottom="0.0138in" fo:border-left="none" fo:border-right="none" fo:border-top="none" fo:border-bottom="0.51pt solid #000000"/>
    </style:style>
    <style:style style:name="P27" style:family="paragraph" style:parent-style-name="Standard">
      <style:paragraph-properties fo:margin-top="0in" fo:margin-bottom="0.0835in" style:contextual-spacing="false" fo:line-height="100%"/>
    </style:style>
    <style:style style:name="P28" style:family="paragraph" style:parent-style-name="Standard">
      <style:paragraph-properties fo:margin-top="0in" fo:margin-bottom="0in" style:contextual-spacing="false" fo:line-height="100%"/>
    </style:style>
    <style:style style:name="P29" style:family="paragraph" style:parent-style-name="Standard">
      <style:paragraph-properties fo:margin-top="0in" fo:margin-bottom="0in" style:contextual-spacing="false" fo:line-height="100%" fo:text-align="justify" style:justify-single-word="false"/>
    </style:style>
    <style:style style:name="P30" style:family="paragraph" style:parent-style-name="Standard">
      <style:paragraph-properties fo:margin-top="0in" fo:margin-bottom="0in" style:contextual-spacing="false" fo:line-height="100%" fo:text-align="justify" style:justify-single-word="false"/>
      <style:text-properties officeooo:paragraph-rsid="002bb194"/>
    </style:style>
    <style:style style:name="P31" style:family="paragraph" style:parent-style-name="Standard">
      <style:paragraph-properties fo:margin-top="0in" fo:margin-bottom="0in" style:contextual-spacing="false" fo:line-height="100%"/>
      <style:text-properties officeooo:paragraph-rsid="002bb194"/>
    </style:style>
    <style:style style:name="P32" style:family="paragraph" style:parent-style-name="Standard">
      <style:paragraph-properties fo:margin-top="0in" fo:margin-bottom="0in" style:contextual-spacing="false" fo:line-height="100%"/>
      <style:text-properties fo:font-size="12pt" style:font-size-asian="12pt" style:font-size-complex="12pt"/>
    </style:style>
    <style:style style:name="P33" style:family="paragraph" style:parent-style-name="Standard">
      <style:paragraph-properties fo:margin-top="0in" fo:margin-bottom="0in" style:contextual-spacing="false" fo:line-height="100%" fo:text-align="justify" style:justify-single-word="false"/>
      <style:text-properties fo:font-weight="bold" style:font-weight-asian="bold" style:font-weight-complex="bold"/>
    </style:style>
    <style:style style:name="T1" style:family="text">
      <style:text-properties fo:language="fr" fo:country="FR"/>
    </style:style>
    <style:style style:name="T2" style:family="text">
      <style:text-properties style:font-name="Times New Roman" fo:font-size="14pt" fo:language="fr" fo:country="FR" fo:font-weight="bold" style:font-size-asian="14pt" style:font-weight-asian="bold" style:font-name-complex="Times New Roman1" style:font-size-complex="14pt" style:font-weight-complex="bold"/>
    </style:style>
    <style:style style:name="T3" style:family="text">
      <style:text-properties style:font-name="Times New Roman" fo:font-size="14pt" fo:language="fr" fo:country="FR" style:font-size-asian="14pt" style:font-name-complex="Times New Roman1" style:font-size-complex="14pt"/>
    </style:style>
    <style:style style:name="T4" style:family="text">
      <style:text-properties style:font-name="Times New Roman" fo:font-size="12pt" fo:language="fr" fo:country="FR" style:font-size-asian="12pt" style:font-name-complex="Times New Roman1" style:font-size-complex="12pt"/>
    </style:style>
    <style:style style:name="T5" style:family="text">
      <style:text-properties style:font-name="Times New Roman" fo:font-size="12pt" fo:language="fr" fo:country="FR" style:font-size-asian="12pt" style:font-name-complex="Times New Roman1" style:font-size-complex="12pt" style:font-weight-complex="bold"/>
    </style:style>
    <style:style style:name="T6" style:family="text">
      <style:text-properties style:font-name="Times New Roman" fo:font-size="12pt" fo:language="fr" fo:country="FR" fo:font-weight="bold" style:font-size-asian="12pt" style:font-weight-asian="bold" style:font-name-complex="Times New Roman1" style:font-size-complex="12pt" style:font-weight-complex="bold"/>
    </style:style>
    <style:style style:name="T7" style:family="text">
      <style:text-properties style:font-name="Times New Roman" fo:font-size="12pt" fo:language="fr" fo:country="FR" fo:font-weight="bold" officeooo:rsid="001f9457" style:font-size-asian="12pt" style:font-weight-asian="bold" style:font-name-complex="Times New Roman1" style:font-size-complex="12pt" style:font-weight-complex="bold"/>
    </style:style>
    <style:style style:name="T8" style:family="text">
      <style:text-properties style:font-name="Times New Roman" fo:font-size="12pt" fo:language="fr" fo:country="FR" fo:font-style="italic" style:font-size-asian="12pt" style:font-style-asian="italic" style:font-name-complex="Times New Roman1" style:font-size-complex="12pt"/>
    </style:style>
    <style:style style:name="T9" style:family="text">
      <style:text-properties style:font-name="Times New Roman" fo:font-size="12pt" fo:language="fr" fo:country="FR" fo:font-weight="normal" style:font-size-asian="12pt" style:font-weight-asian="normal" style:font-name-complex="Times New Roman1" style:font-size-complex="12pt" style:font-weight-complex="normal"/>
    </style:style>
    <style:style style:name="T10" style:family="text">
      <style:text-properties style:font-name="Times New Roman" fo:font-size="12pt" fo:language="fr" fo:country="FR" fo:font-weight="normal" officeooo:rsid="0023eec4" style:font-size-asian="12pt" style:font-weight-asian="normal" style:font-name-complex="Times New Roman1" style:font-size-complex="12pt" style:font-weight-complex="normal"/>
    </style:style>
    <style:style style:name="T11" style:family="text">
      <style:text-properties style:font-name="Times New Roman" fo:font-size="12pt" fo:language="fr" fo:country="FR" fo:font-weight="normal" officeooo:rsid="002592e5" style:font-size-asian="12pt" style:font-weight-asian="normal" style:font-name-complex="Times New Roman1" style:font-size-complex="12pt" style:font-weight-complex="normal"/>
    </style:style>
    <style:style style:name="T12" style:family="text">
      <style:text-properties style:font-name="Times New Roman" fo:font-size="12pt" fo:language="fr" fo:country="FR" fo:font-style="normal" fo:font-weight="normal" style:font-size-asian="12pt" style:font-style-asian="normal" style:font-weight-asian="normal" style:font-name-complex="Times New Roman1" style:font-size-complex="12pt" style:font-style-complex="normal"/>
    </style:style>
    <style:style style:name="T13" style:family="text">
      <style:text-properties style:font-name="Times New Roman" fo:font-size="12pt" fo:language="fr" fo:country="FR" fo:font-style="normal" fo:font-weight="normal" officeooo:rsid="002bb194" style:font-size-asian="12pt" style:font-style-asian="normal" style:font-weight-asian="normal" style:font-name-complex="Times New Roman1" style:font-size-complex="12pt" style:font-style-complex="normal"/>
    </style:style>
    <style:style style:name="T14" style:family="text">
      <style:text-properties style:font-name="Times New Roman" fo:font-size="12pt" fo:language="fr" fo:country="FR" fo:font-style="normal" style:font-size-asian="12pt" style:font-style-asian="normal" style:font-name-complex="Times New Roman1" style:font-size-complex="12pt" style:font-style-complex="normal"/>
    </style:style>
    <style:style style:name="T15" style:family="text">
      <style:text-properties style:font-name="Times New Roman" fo:font-size="12pt" fo:language="fr" fo:country="FR" fo:font-style="normal" fo:font-weight="bold" style:font-size-asian="12pt" style:font-style-asian="normal" style:font-weight-asian="bold" style:font-name-complex="Times New Roman1" style:font-size-complex="12pt" style:font-style-complex="normal" style:font-weight-complex="bold"/>
    </style:style>
    <style:style style:name="T16" style:family="text">
      <style:text-properties style:font-name="Times New Roman" fo:language="fr" fo:country="FR" fo:font-style="italic" style:font-style-asian="italic" style:font-name-complex="Times New Roman1"/>
    </style:style>
    <style:style style:name="T17" style:family="text">
      <style:text-properties style:font-name="Times New Roman" fo:language="fr" fo:country="FR" fo:font-style="italic" style:font-style-asian="italic" style:font-name-complex="Times New Roman1" style:font-weight-complex="normal"/>
    </style:style>
    <style:style style:name="T18" style:family="text">
      <style:text-properties style:font-name="Times New Roman" fo:language="fr" fo:country="FR" fo:font-style="italic" style:font-style-asian="italic" style:font-name-complex="Times New Roman1" style:font-size-complex="12pt"/>
    </style:style>
    <style:style style:name="T19" style:family="text">
      <style:text-properties style:font-name="Times New Roman" fo:language="fr" fo:country="FR" fo:font-style="italic" fo:font-weight="normal" style:font-style-asian="italic" style:font-weight-asian="normal" style:font-name-complex="Times New Roman1"/>
    </style:style>
    <style:style style:name="T20" style:family="text">
      <style:text-properties style:font-name="Times New Roman" fo:language="fr" fo:country="FR" fo:font-style="italic" fo:font-weight="normal" style:font-style-asian="italic" style:font-weight-asian="normal" style:font-name-complex="Times New Roman1" style:font-size-complex="12pt"/>
    </style:style>
    <style:style style:name="T21" style:family="text">
      <style:text-properties style:font-name="Times New Roman" fo:language="fr" fo:country="FR" fo:font-style="italic" fo:font-weight="normal" officeooo:rsid="002bb194" style:font-style-asian="italic" style:font-weight-asian="normal" style:font-name-complex="Times New Roman1" style:font-size-complex="12pt"/>
    </style:style>
    <style:style style:name="T22" style:family="text">
      <style:text-properties style:font-name="Times New Roman" fo:language="fr" fo:country="FR" fo:font-style="italic" fo:font-weight="normal" officeooo:rsid="002bb194" style:font-style-asian="italic" style:font-weight-asian="normal" style:font-name-complex="Times New Roman1" style:font-size-complex="12pt" style:font-style-complex="italic"/>
    </style:style>
    <style:style style:name="T23" style:family="text">
      <style:text-properties style:font-name="Times New Roman" fo:language="fr" fo:country="FR" fo:font-style="italic" fo:font-weight="bold" officeooo:rsid="002bb194" style:font-style-asian="italic" style:font-weight-asian="bold" style:font-name-complex="Times New Roman1" style:font-size-complex="12pt" style:font-weight-complex="bold"/>
    </style:style>
    <style:style style:name="T24" style:family="text">
      <style:text-properties style:font-name="Times New Roman" fo:language="fr" fo:country="FR" fo:font-style="italic" fo:font-weight="bold" officeooo:rsid="002bb194" style:font-style-asian="italic" style:font-weight-asian="bold" style:font-name-complex="Times New Roman1" style:font-size-complex="12pt" style:font-style-complex="italic" style:font-weight-complex="bold"/>
    </style:style>
    <style:style style:name="T25" style:family="text">
      <style:text-properties style:font-name="Times New Roman" fo:language="fr" fo:country="FR" fo:font-weight="bold" officeooo:rsid="002bb194" style:font-weight-asian="bold" style:font-name-complex="Times New Roman1" style:font-size-complex="12pt" style:font-weight-complex="bold"/>
    </style:style>
    <style:style style:name="T26" style:family="text">
      <style:text-properties style:font-name="Times New Roman" fo:language="fr" fo:country="FR" fo:font-weight="normal" officeooo:rsid="0023eec4" style:font-weight-asian="normal" style:font-name-complex="Times New Roman1" style:font-weight-complex="normal"/>
    </style:style>
    <style:style style:name="T27" style:family="text">
      <style:text-properties style:font-name="Times New Roman" fo:language="fr" fo:country="FR" fo:font-weight="normal" style:font-weight-asian="normal" style:font-name-complex="Times New Roman1" style:font-size-complex="12pt"/>
    </style:style>
    <style:style style:name="T28" style:family="text">
      <style:text-properties style:font-name="Times New Roman" fo:language="fr" fo:country="FR" fo:font-weight="normal" officeooo:rsid="002bb194" style:font-weight-asian="normal" style:font-name-complex="Times New Roman1" style:font-size-complex="12pt"/>
    </style:style>
    <style:style style:name="T29" style:family="text">
      <style:text-properties style:font-name="Times New Roman" fo:language="fr" fo:country="FR" fo:font-style="normal" fo:font-weight="normal" style:font-style-asian="normal" style:font-weight-asian="normal" style:font-name-complex="Times New Roman1" style:font-size-complex="12pt" style:font-style-complex="normal"/>
    </style:style>
    <style:style style:name="T30" style:family="text">
      <style:text-properties style:font-name="Times New Roman" fo:language="fr" fo:country="FR" fo:font-style="normal" fo:font-weight="normal" officeooo:rsid="002bb194" style:font-style-asian="normal" style:font-weight-asian="normal" style:font-name-complex="Times New Roman1" style:font-size-complex="12pt" style:font-style-complex="normal"/>
    </style:style>
    <style:style style:name="T31" style:family="text">
      <style:text-properties style:font-name="Times New Roman" fo:language="fr" fo:country="FR" fo:font-style="normal" fo:font-weight="normal" style:font-style-asian="normal" style:font-weight-asian="normal" style:font-name-complex="Times New Roman1" style:font-style-complex="normal"/>
    </style:style>
    <style:style style:name="T32" style:family="text">
      <style:text-properties style:font-name="Times New Roman" fo:language="fr" fo:country="FR" fo:font-style="normal" fo:font-weight="bold" officeooo:rsid="002bb194" style:font-style-asian="normal" style:font-weight-asian="bold" style:font-name-complex="Times New Roman1" style:font-size-complex="12pt" style:font-style-complex="normal" style:font-weight-complex="bold"/>
    </style:style>
    <style:style style:name="T33" style:family="text">
      <style:text-properties style:font-name="Times New Roman" fo:font-style="italic" style:font-style-asian="italic" style:font-name-complex="Times New Roman1"/>
    </style:style>
    <style:style style:name="T34" style:family="text">
      <style:text-properties style:font-name="Times New Roman" fo:font-style="italic" style:font-style-asian="italic" style:font-name-complex="Times New Roman1" style:font-weight-complex="normal"/>
    </style:style>
    <style:style style:name="T35" style:family="text">
      <style:text-properties style:font-name="Times New Roman" fo:font-size="11pt" fo:language="fr" fo:country="FR" fo:font-style="normal" fo:font-weight="bold" officeooo:rsid="002592e5" style:font-size-asian="11pt" style:font-style-asian="normal" style:font-weight-asian="bold" style:font-name-complex="Times New Roman1" style:font-size-complex="12pt" style:font-style-complex="normal" style:font-weight-complex="bold"/>
    </style:style>
    <style:style style:name="T36" style:family="text">
      <style:text-properties fo:font-size="11pt" fo:language="fr" fo:country="FR" fo:font-style="italic" style:font-size-asian="11pt" style:font-style-asian="italic"/>
    </style:style>
    <style:style style:name="T37" style:family="text">
      <style:text-properties fo:font-size="11pt" fo:language="fr" fo:country="FR" fo:font-style="italic" fo:font-weight="bold" style:font-size-asian="11pt" style:font-style-asian="italic" style:font-weight-asian="bold"/>
    </style:style>
    <style:style style:name="T38" style:family="text">
      <style:text-properties fo:font-size="11pt" fo:language="fr" fo:country="FR" fo:font-style="normal" style:font-size-asian="11pt" style:font-style-asian="normal" style:font-style-complex="normal"/>
    </style:style>
    <style:style style:name="T39" style:family="text">
      <style:text-properties fo:font-size="11pt" fo:language="fr" fo:country="FR" fo:font-style="normal" officeooo:rsid="0027f53d" style:font-size-asian="11pt" style:font-style-asian="normal" style:font-style-complex="normal"/>
    </style:style>
    <style:style style:name="T40" style:family="text">
      <style:text-properties fo:font-size="11pt" fo:language="fr" fo:country="FR" fo:font-style="normal" officeooo:rsid="0029bed4" style:font-size-asian="11pt" style:font-style-asian="normal" style:font-style-complex="normal"/>
    </style:style>
    <style:style style:name="T41" style:family="text">
      <style:text-properties fo:font-size="11pt" fo:language="fr" fo:country="FR" fo:font-style="normal" fo:font-weight="normal" officeooo:rsid="0027f53d" style:font-size-asian="11pt" style:font-style-asian="normal" style:font-weight-asian="normal" style:font-style-complex="normal" style:font-weight-complex="normal"/>
    </style:style>
    <style:style style:name="T42" style:family="text">
      <style:text-properties fo:font-size="11pt" fo:language="fr" fo:country="FR" fo:font-style="normal" fo:font-weight="bold" officeooo:rsid="0027f53d" style:font-size-asian="11pt" style:font-style-asian="normal" style:font-weight-asian="bold" style:font-style-complex="normal" style:font-weight-complex="bold"/>
    </style:style>
    <style:style style:name="T43" style:family="text">
      <style:text-properties fo:font-size="11pt" fo:font-style="normal" fo:font-weight="bold" style:font-size-asian="11pt" style:font-style-asian="normal" style:font-weight-asian="bold" style:font-style-complex="normal" style:font-weight-complex="bold"/>
    </style:style>
    <style:style style:name="T44" style:family="text">
      <style:text-properties fo:font-size="11pt" fo:font-style="normal" fo:font-weight="bold" officeooo:rsid="002592e5" style:font-size-asian="11pt" style:font-style-asian="normal" style:font-weight-asian="bold" style:font-style-complex="normal" style:font-weight-complex="bold"/>
    </style:style>
    <style:style style:name="T45" style:family="text">
      <style:text-properties fo:font-size="11pt" fo:font-style="normal" style:font-size-asian="11pt" style:font-style-asian="normal" style:font-style-complex="normal"/>
    </style:style>
    <style:style style:name="T46" style:family="text">
      <style:text-properties fo:font-size="11pt" fo:font-style="normal" officeooo:rsid="002639d4" style:font-size-asian="11pt" style:font-style-asian="normal" style:font-style-complex="normal"/>
    </style:style>
    <style:style style:name="T47" style:family="text">
      <style:text-properties style:text-position="super 58%" fo:font-size="11pt" fo:language="fr" fo:country="FR" fo:font-style="italic" style:font-size-asian="11pt" style:font-style-asian="italic"/>
    </style:style>
    <style:style style:name="T48" style:family="text">
      <style:text-properties fo:font-weight="normal" style:font-weight-asian="normal" style:font-weight-complex="normal"/>
    </style:style>
    <style:style style:name="T49" style:family="text">
      <style:text-properties fo:font-weight="normal" officeooo:rsid="00217f6c" style:font-weight-asian="normal" style:font-weight-complex="normal"/>
    </style:style>
    <style:style style:name="T50" style:family="text">
      <style:text-properties fo:font-weight="normal" officeooo:rsid="0022588d" style:font-weight-asian="normal" style:font-weight-complex="normal"/>
    </style:style>
    <style:style style:name="T51" style:family="text">
      <style:text-properties fo:font-weight="normal" officeooo:rsid="0023eec4"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217f6c" style:font-weight-asian="bold" style:font-weight-complex="bold"/>
    </style:style>
    <style:style style:name="T54" style:family="text">
      <style:text-properties fo:font-weight="bold" officeooo:rsid="0023eec4" style:font-weight-asian="bold" style:font-weight-complex="bold"/>
    </style:style>
    <style:style style:name="T55" style:family="text">
      <style:text-properties fo:font-weight="bold" officeooo:rsid="002592e5" style:font-weight-asian="bold" style:font-weight-complex="bold"/>
    </style:style>
    <style:style style:name="T56" style:family="text">
      <style:text-properties officeooo:rsid="0023eec4"/>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ize="12pt" fo:language="fr" fo:country="FR" fo:font-style="normal" style:font-size-asian="12pt" style:font-style-asian="normal" style:font-size-complex="12pt" style:font-style-complex="normal"/>
    </style:style>
    <style:style style:name="T59"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60" style:family="text">
      <style:text-properties officeooo:rsid="002592e5"/>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2639d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er"><text:span text:style-name="T2">NOM Prénom : </text:span><text:span text:style-name="T7">LUU Nguyen Phuoc Loc</text:span></text:p>
      <text:p text:style-name="Header"><text:span text:style-name="T2">Groupe : </text:span><text:span text:style-name="T7">INM4</text:span></text:p>
      <text:p text:style-name="P26"><text:span text:style-name="T2"/></text:p>
      <text:p text:style-name="P26"><text:span text:style-name="T2">Mon projet professionnel</text:span><text:span text:style-name="T6"> </text:span></text:p>
      <text:p text:style-name="P27"><text:span text:style-name="Strong_20_Emphasis"><text:span text:style-name="T16">Décrire le/les métiers et/ou le / les secteurs d’activité</text:span></text:span><text:span text:style-name="Strong_20_Emphasis"><text:span text:style-name="T19"> qui vous inspirent.</text:span></text:span><text:span text:style-name="Strong_20_Emphasis"><text:span text:style-name="T17"><text:line-break/></text:span></text:span><text:span text:style-name="Strong_20_Emphasis"><text:span text:style-name="T19">Le métier</text:span></text:span><text:span text:style-name="Strong_20_Emphasis"><text:span text:style-name="T33"> : missions et fonctions exercées, activités, conditions de travail, marché de l’emploi, niveau de recrutement et évolutions possibles…</text:span></text:span><text:span text:style-name="Strong_20_Emphasis"><text:span text:style-name="T34"><text:line-break/></text:span></text:span><text:span text:style-name="Strong_20_Emphasis"><text:span text:style-name="T19">Le secteur d’activité</text:span></text:span><text:span text:style-name="Strong_20_Emphasis"><text:span text:style-name="T33"> : les différents métiers, le dynamisme du secteur…<text:line-break/>Donner un panorama des entreprises/organismes où le métier peut être exercé</text:span></text:span></text:p>
      <text:p text:style-name="P13"><text:span text:style-name="Strong_20_Emphasis"><text:span text:style-name="T48">-Le </text:span></text:span><text:span text:style-name="Strong_20_Emphasis"><text:span text:style-name="T49">m</text:span></text:span><text:span text:style-name="Strong_20_Emphasis"><text:span text:style-name="T48">étier </text:span></text:span><text:span text:style-name="Strong_20_Emphasis"><text:span text:style-name="T49">qui m’inspire :</text:span></text:span><text:span text:style-name="Strong_20_Emphasis"><text:span text:style-name="T48"> </text:span></text:span><text:span text:style-name="Strong_20_Emphasis"><text:span text:style-name="T52">Data Analyst</text:span></text:span></text:p>
      <text:p text:style-name="P14"><text:span text:style-name="Strong_20_Emphasis"><text:span text:style-name="T49">-</text:span></text:span><text:span text:style-name="Strong_20_Emphasis"><text:span text:style-name="T53">Description </text:span></text:span><text:span text:style-name="Strong_20_Emphasis"><text:span text:style-name="T49">: <text:s/>Collecte, organise, et analyse des données pour fournir des insights stratégiques aux organisations.</text:span></text:span></text:p>
      <text:p text:style-name="P14"><text:span text:style-name="Strong_20_Emphasis"><text:span text:style-name="T49">-</text:span></text:span><text:span text:style-name="Strong_20_Emphasis"><text:span text:style-name="T54">Missions :</text:span></text:span></text:p>
      <text:p text:style-name="P15"><text:span text:style-name="Strong_20_Emphasis"><text:span text:style-name="T50">+</text:span></text:span><text:span text:style-name="Strong_20_Emphasis"><text:span text:style-name="T49">Collecte de données : Extraction de données à partir de diverses sources (bases de données, fichiers CSV, APIs, etc.).</text:span></text:span></text:p>
      <text:p text:style-name="P14"><text:span text:style-name="Strong_20_Emphasis"><text:span text:style-name="T50">+</text:span></text:span><text:span text:style-name="Strong_20_Emphasis"><text:span text:style-name="T49">Nettoyage et préparation des données : Correction des erreurs, traitement des valeurs manquantes, et structuration des données pour l’analyse.</text:span></text:span></text:p>
      <text:p text:style-name="P14"><text:span text:style-name="Strong_20_Emphasis"><text:span text:style-name="T50">+</text:span></text:span><text:span text:style-name="Strong_20_Emphasis"><text:span text:style-name="T49">Analyse des données : Identification des tendances, corrélations et anomalies via des outils et méthodes statistiques. </text:span></text:span></text:p>
      <text:p text:style-name="P20">-Conditions de Travail :</text:p>
      <text:p text:style-name="P16"><text:span text:style-name="T56">+</text:span>Outils : Excel avancé, SQL, Python/R, outils de visualisation (Tableau, Power BI), et plateformes cloud (AWS, Google Cloud, Azure).</text:p>
      <text:p text:style-name="P14"><text:s/><text:span text:style-name="T56">+</text:span>Lieu : Majoritairement en bureau ou en télétravail. Les outils collaboratifs numériques rendent le métier adaptable au travail à distance.</text:p>
      <text:p text:style-name="P21"><text:span text:style-name="T56">-M</text:span>arché de l’emploi :</text:p>
      <text:p text:style-name="P22"><text:span text:style-name="T56">+</text:span>Demande croissante : L’analyse de données est essentielle dans presque tous les secteurs : commerce, santé, finance, technologie, etc.</text:p>
      <text:p text:style-name="P22"><text:span text:style-name="T56">+</text:span>Opportunités internationales : Le métier est recherché dans le monde entier.</text:p>
      <text:p text:style-name="P20">-Niveau de Recrutement :</text:p>
      <text:p text:style-name="P20"><text:span text:style-name="T48">+Formation : Bac+3 minimum (licence en statistiques, économie, informatique) ; Bac+5 souvent privilégié (Master en Data Science, Big Data, ou équivalent).</text:span></text:p>
      <text:p text:style-name="P20"><text:span text:style-name="T51">+</text:span><text:span text:style-name="T48">Compétences clés : Analyse quantitative, programmation, esprit critique, compétences en communication.</text:span></text:p>
      <text:p text:style-name="P20">-Évolutions Possibles :</text:p>
      <text:p text:style-name="P20"><text:span text:style-name="T51">+</text:span><text:span text:style-name="T48">Verticale : Senior Data Analyst, Data Scientist, Data Engineer.</text:span></text:p>
      <text:p text:style-name="P20"><text:span text:style-name="T51">+</text:span><text:span text:style-name="T48">Horizontale : Chef de projet data, Analyste marketing, Consultant data.</text:span></text:p>
      <text:p text:style-name="P23"><text:span text:style-name="T56">+</text:span>Managériale : Responsable Data, Chief Data Officer.</text:p>
      <text:p text:style-name="P26"><text:soft-page-break/><text:span text:style-name="Strong_20_Emphasis"><text:span text:style-name="T6">-Panorama des Entreprises et Organismes :</text:span></text:span></text:p>
      <text:p text:style-name="P26"><text:span text:style-name="Strong_20_Emphasis"><text:span text:style-name="T9"><text:s text:c="4"/>+Tech : Google, Amazon, Microsoft, Meta, IBM.</text:span></text:span></text:p>
      <text:p text:style-name="P26"><text:span text:style-name="Strong_20_Emphasis"><text:span text:style-name="T9"><text:s text:c="4"/></text:span></text:span><text:span text:style-name="Strong_20_Emphasis"><text:span text:style-name="T10">+</text:span></text:span><text:span text:style-name="Strong_20_Emphasis"><text:span text:style-name="T9">Finance : BNP Paribas, Société Générale, AXA.</text:span></text:span></text:p>
      <text:p text:style-name="P26"><text:span text:style-name="Strong_20_Emphasis"><text:span text:style-name="T9"><text:s text:c="4"/></text:span></text:span><text:span text:style-name="Strong_20_Emphasis"><text:span text:style-name="T10">+</text:span></text:span><text:span text:style-name="Strong_20_Emphasis"><text:span text:style-name="T9">Industrie : Airbus, Renault, TotalEnergies.</text:span></text:span></text:p>
      <text:p text:style-name="P26"><text:span text:style-name="Strong_20_Emphasis"><text:span text:style-name="T9"><text:s text:c="4"/></text:span></text:span><text:span text:style-name="Strong_20_Emphasis"><text:span text:style-name="T10">+</text:span></text:span><text:span text:style-name="Strong_20_Emphasis"><text:span text:style-name="T9">Retail : Carrefour, L’Oréal, Decathlon.</text:span></text:span></text:p>
      <text:p text:style-name="P26"><text:span text:style-name="Strong_20_Emphasis"><text:span text:style-name="T10"><text:s text:c="4"/>+</text:span></text:span><text:span text:style-name="Strong_20_Emphasis"><text:span text:style-name="T9">Santé publique (CNAM, hôpitaux), recherche scientifique (INSEE, CNRS), administrations territoriales.</text:span></text:span></text:p>
      <text:p text:style-name="P26"><text:span text:style-name="Strong_20_Emphasis"><text:span text:style-name="T9"><text:s text:c="4"/></text:span></text:span><text:span text:style-name="Strong_20_Emphasis"><text:span text:style-name="T10">+Entreprises innovantes dans l’IA, le cloud, ou les solutions de données (Dataiku, Criteo)</text:span></text:span></text:p>
      <text:p text:style-name="P26"><text:span text:style-name="Strong_20_Emphasis"><text:span text:style-name="T4"/></text:span></text:p>
      <text:p text:style-name="P26"><text:span text:style-name="Strong_20_Emphasis"><text:span text:style-name="T3">Atouts / contraintes</text:span></text:span></text:p>
      <text:p text:style-name="P27"><text:span text:style-name="Strong_20_Emphasis"><text:span text:style-name="T4">Repérer les atouts </text:span></text:span></text:p>
      <text:p text:style-name="P27"><text:span text:style-name="Strong_20_Emphasis"><text:span text:style-name="T16">Quels sont vos atouts personnels et compétences</text:span></text:span><text:span text:style-name="T16"> ? <text:line-break/>Sont-ils en accord avec votre projet professionnel ? <text:line-break/>Correspondent-ils aux contenus des métiers, aux valeurs qui y sont liées, aux qualités exigées ?</text:span></text:p>
      <text:p text:style-name="P17"><text:span text:style-name="T56">-Mes</text:span> atouts personnels et compétences :</text:p>
      <text:p text:style-name="P18">+Analyse et réflexion logique</text:p>
      <text:p text:style-name="P18">+Curiosité </text:p>
      <text:p text:style-name="P18">+Organisation</text:p>
      <text:p text:style-name="P25">-<text:span text:style-name="T55">Mes atouts sont en accord avec mon projet personnels, aux contenus des métiers, aux valeurs qui y sont liées, aux qualités exigées</text:span><text:span text:style-name="T60"> :</text:span></text:p>
      <text:p text:style-name="P12"><text:span text:style-name="T60">+</text:span>En accord avec le métier : Vos compétences techniques, votre curiosité et votre rigueur correspondent aux exigences du métier.</text:p>
      <text:p text:style-name="P12"><text:span text:style-name="T60">+</text:span>Adaptation aux valeurs : Goût pour l’innovation, travail d’équipe, et recherche de solutions.</text:p>
      <text:p text:style-name="P12"><text:span text:style-name="T60">+</text:span>Alignement avec les qualités exigées : Capacité d’analyse, autonomie, esprit critique, et appétence pour la technologie.</text:p>
      <text:p text:style-name="P27"><text:span text:style-name="Strong_20_Emphasis"><text:span text:style-name="T4">Identifier les contraintes </text:span></text:span></text:p>
      <text:p text:style-name="P2"><text:span text:style-name="Strong_20_Emphasis"><text:span text:style-name="T36">Quelles sont les contraintes </text:span></text:span><text:span text:style-name="T36">du projet professionnel (disponibilité, mobilité, responsabilité…) ?<text:line-break/></text:span><text:span text:style-name="Strong_20_Emphasis"><text:span text:style-name="T36">Quelles sont vos propres contraintes</text:span></text:span><text:span text:style-name="T36"> (familiales, géographiques, médicales, financières…) ?</text:span></text:p>
      <text:p text:style-name="P8"><text:span text:style-name="Strong_20_Emphasis"><text:span text:style-name="T44">-L</text:span></text:span><text:span text:style-name="Strong_20_Emphasis"><text:span text:style-name="T43">es contraintes </text:span></text:span><text:span text:style-name="T43">du projet professionnel:</text:span></text:p>
      <text:p text:style-name="P8"><text:span text:style-name="T35">+</text:span><text:span text:style-name="T6">Disponibilité :</text:span><text:span text:style-name="T11"> </text:span><text:span text:style-name="T9">Besoin de travailler sur des projets avec des délais serrés, nécessitant parfois une disponibilité accrue lors de livrables importants.</text:span></text:p>
      <text:p text:style-name="P19"><text:span text:style-name="T60">+</text:span>Mobilité : <text:span text:style-name="T48">Certains postes peuvent exiger des déplacements (notamment en consulting) ou une relocalisation pour rejoindre des entreprises spécifiques.</text:span></text:p>
      <text:p text:style-name="P24"/>
      <text:p text:style-name="P19"><text:soft-page-break/><text:span text:style-name="T60">+</text:span>Responsabilité : <text:span text:style-name="T48">Les décisions prises sur la base de vos analyses peuvent avoir un impact important, ce qui implique une pression pour produire des résultats précis et fiables.</text:span></text:p>
      <text:p text:style-name="P9"><text:span text:style-name="Strong_20_Emphasis"><text:span text:style-name="T45">-</text:span></text:span><text:span text:style-name="Strong_20_Emphasis"><text:span text:style-name="T46">Mes</text:span></text:span><text:span text:style-name="Strong_20_Emphasis"><text:span text:style-name="T45"> propres contraintes:</text:span></text:span></text:p>
      <text:p text:style-name="P9"><text:span text:style-name="Strong_20_Emphasis"><text:span text:style-name="T46">+</text:span></text:span><text:span text:style-name="T52">Familiale</text:span>: <text:span text:style-name="T62">Dans le futur, d</text:span>isponibilité limitée si des responsabilités familiales nécessitent un équilibre strict entre vie professionnelle et personnelle.</text:p>
      <text:p text:style-name="P5">+ G<text:span text:style-name="T58">éographiques, médicales, financières : </text:span><text:span text:style-name="T59">Pas de difficulté jusqu’à maintenant.</text:span></text:p>
      <text:p text:style-name="P26"><text:span text:style-name="T2">Mon projet de formation privilégié (après la L2) </text:span></text:p>
      <text:p text:style-name="P2"><text:span text:style-name="T36">Décrire le parcours de formation </text:span><text:span text:style-name="T37">privilégié</text:span><text:span text:style-name="T36"> envisagé (3</text:span><text:span text:style-name="T47">ème</text:span><text:span text:style-name="T36"> année et au-delà si concerné)<text:line-break/>Préciser les modalités d'admission (prérequis, sélection, calendrier et procédures) </text:span></text:p>
      <text:p text:style-name="P3"><text:span text:style-name="Strong_20_Emphasis"><text:span text:style-name="T38">Objectif</text:span></text:span><text:span text:style-name="T38"> </text:span><text:span text:style-name="T36">: </text:span><text:span text:style-name="T38">La Licence 3 MIAGE (Méthodes Informatiques Appliquées à la Gestion des Entreprises) forme aux bases de l’informatique et de la gestion, en se concentrant sur les applications pratiques dans des contextes métiers variés </text:span><text:span text:style-name="T39">(en alternance si possible).</text:span></text:p>
      <text:p text:style-name="P6"><text:span text:style-name="T39">Modalités d’Admission à la L3 MIAGE UGA :</text:span></text:p>
      <text:p text:style-name="P7"><text:span text:style-name="T39">-Prérequis Académiques :</text:span></text:p>
      <text:p text:style-name="P10"><text:span text:style-name="T40">+</text:span><text:span text:style-name="T39">Être titulaire d’un diplôme de niveau Bac+2 dans un domaine pertinent :</text:span></text:p>
      <text:p text:style-name="P11"><text:span text:style-name="T39"><text:s text:c="8"/>DUT Informatique ou DUT STID.</text:span></text:p>
      <text:p text:style-name="P11"><text:span text:style-name="T39"><text:s text:c="8"/>BTS SIO (Services Informatiques aux Organisations).</text:span></text:p>
      <text:p text:style-name="P11"><text:span text:style-name="T39"><text:s text:c="8"/>Licence 2 en Informatique, Mathématiques, ou Gestion.</text:span></text:p>
      <text:p text:style-name="P7"><text:span text:style-name="T39">-Sélection des Candidats :</text:span></text:p>
      <text:p text:style-name="P7"><text:span text:style-name="T41">+Dossier de candidature : Inclut les relevés de notes, CV, lettre de motivation détaillant <text:s/>le projet professionnel.</text:span></text:p>
      <text:p text:style-name="P10"><text:span text:style-name="T39">+Éventuel entretien : Évaluation de la motivation, de la cohérence du projet professionnel, et des connaissances de base.</text:span></text:p>
      <text:p text:style-name="P10"><text:span text:style-name="T39">+Critères prioritaires : Bon niveau en informatique, compétences en mathématiques appliquées, et motivation pour un parcours en alternance.</text:span></text:p>
      <text:p text:style-name="P6"><text:span text:style-name="T39">-Calendrier et Procédures :</text:span></text:p>
      <text:p text:style-name="P10"><text:span text:style-name="T39">+Période de candidature : Début d’année (janvier-mars selon le calendrier de l’UGA).</text:span></text:p>
      <text:p text:style-name="P4"><text:span text:style-name="T41">+Procédure :</text:span><text:span text:style-name="T42"> </text:span><text:span text:style-name="T41">Postuler via le portail de l’université (e-candidat de UGA) ou la plateforme nationale (Parcoursup pour certains profils).</text:span></text:p>
      <text:p text:style-name="P4"><text:soft-page-break/><text:span text:style-name="T2">Mon plan B</text:span></text:p>
      <text:p text:style-name="P28"><text:span text:style-name="Strong_20_Emphasis"><text:span text:style-name="T18">Un plan B est une solution de repli </text:span></text:span><text:span text:style-name="Strong_20_Emphasis"><text:span text:style-name="T20">si vous n’arrivez pas à réaliser votre projet de formation privilégié. Il peut s’agir de formation(s) alternative(s) à votre formation privilégiée pour réaliser le même projet, de réorientation pour réaliser un autre projet, ou d’autres perspectives</text:span></text:span><text:bookmark text:name="_GoBack"/><text:span text:style-name="Strong_20_Emphasis"><text:span text:style-name="T20">.</text:span></text:span><text:span text:style-name="Strong_20_Emphasis"><text:span text:style-name="T18"> </text:span></text:span></text:p>
      <text:p text:style-name="P28"><text:span text:style-name="Strong_20_Emphasis"><text:span text:style-name="T18">Attention, un plan B n’est crédible </text:span></text:span><text:span text:style-name="Strong_20_Emphasis"><text:span text:style-name="T20">que s’il est plus accessible que le plan de formation privilégiée.</text:span></text:span></text:p>
      <text:p text:style-name="P31"><text:span text:style-name="Strong_20_Emphasis"><text:span text:style-name="T18">Décrivez vos/votre plan(s) B. S’il s’agit de formation(s), </text:span></text:span><text:span text:style-name="Strong_20_Emphasis"><text:span text:style-name="T20">préciser les modalités d'admission (prérequis, sélection, calendrier et procédures).</text:span></text:span><text:span text:style-name="Strong_20_Emphasis"><text:span text:style-name="T21"> </text:span></text:span></text:p>
      <text:p text:style-name="P31"><text:span text:style-name="Strong_20_Emphasis"><text:span text:style-name="T21"/></text:span></text:p>
      <text:p text:style-name="P30"><text:span text:style-name="Strong_20_Emphasis"><text:span text:style-name="T32">Plan B :</text:span></text:span><text:span text:style-name="T61">Cycle Ingénieur de l'ENSIMAG (Grenoble INP)</text:span></text:p>
      <text:p text:style-name="P33">-Présentation de la Formation</text:p>
      <text:p text:style-name="P29">Le cycle ingénieur de l’ENSIMAG (École Nationale Supérieure d’Informatique et de Mathématiques Appliquées) est une formation d’excellence en informatique, mathématiques appliquées, et ingénierie des données. Il offre une approche plus approfondie et technique que la L3 MIAGE, ouvrant la voie à des carrières en Data Science, Data Engineering, ou Développement logiciel.</text:p>
      <text:p text:style-name="P29"><text:span text:style-name="Strong_20_Emphasis"><text:span text:style-name="T20"/></text:span></text:p>
      <text:p text:style-name="P29"><text:span text:style-name="Strong_20_Emphasis"><text:span text:style-name="T15">Modalités d’Admission au Cycle Ingénieur ENSIMAG</text:span></text:span></text:p>
      <text:p text:style-name="P29"><text:span text:style-name="Strong_20_Emphasis"><text:span text:style-name="T12"><text:s text:c="4"/>-</text:span></text:span><text:span text:style-name="Strong_20_Emphasis"><text:span text:style-name="T15">Prérequis Académiques :</text:span></text:span></text:p>
      <text:p text:style-name="P29"><text:span text:style-name="Strong_20_Emphasis"><text:span text:style-name="T12"><text:s text:c="8"/>Formation de niveau Bac+2 (ou équivalent) dans un domaine scientifique :</text:span></text:span></text:p>
      <text:p text:style-name="P29"><text:span text:style-name="Strong_20_Emphasis"><text:span text:style-name="T12"><text:s text:c="12"/>Prépa scientifique (CPGE : MP, PSI, PC, PT, etc.).</text:span></text:span></text:p>
      <text:p text:style-name="P29"><text:span text:style-name="Strong_20_Emphasis"><text:span text:style-name="T12"><text:s text:c="12"/>DUT Informatique ou DUT STID avec un excellent dossier.</text:span></text:span></text:p>
      <text:p text:style-name="P29"><text:span text:style-name="Strong_20_Emphasis"><text:span text:style-name="T12"><text:s text:c="12"/>L2 ou L3 en Mathématiques/Informatique.</text:span></text:span></text:p>
      <text:p text:style-name="P29"><text:span text:style-name="Strong_20_Emphasis"><text:span text:style-name="T12"><text:s text:c="4"/>-</text:span></text:span><text:span text:style-name="Strong_20_Emphasis"><text:span text:style-name="T15">Sélection des Candidats :</text:span></text:span></text:p>
      <text:p text:style-name="P29"><text:span text:style-name="Strong_20_Emphasis"><text:span text:style-name="T12"><text:s text:c="8"/></text:span></text:span><text:span text:style-name="Strong_20_Emphasis"><text:span text:style-name="T13">+</text:span></text:span><text:span text:style-name="Strong_20_Emphasis"><text:span text:style-name="T12">Dossier académique : Excellentes notes en mathématiques et en informatique.</text:span></text:span></text:p>
      <text:p text:style-name="P29"><text:span text:style-name="Strong_20_Emphasis"><text:span text:style-name="T12"><text:s text:c="8"/></text:span></text:span><text:span text:style-name="Strong_20_Emphasis"><text:span text:style-name="T13">+</text:span></text:span><text:span text:style-name="Strong_20_Emphasis"><text:span text:style-name="T12">Concours :</text:span></text:span></text:p>
      <text:p text:style-name="P29"><text:span text:style-name="Strong_20_Emphasis"><text:span text:style-name="T12"><text:s text:c="12"/>Pour les étudiants venant de CPGE, admission via les concours communs Polytechniques ou Mines-Télécom.</text:span></text:span></text:p>
      <text:p text:style-name="P29"><text:span text:style-name="Strong_20_Emphasis"><text:span text:style-name="T12"><text:s text:c="12"/>Pour les admissions parallèles, concours interne basé sur un examen écrit et/ou un entretien oral (sujets techniques).</text:span></text:span></text:p>
      <text:p text:style-name="P29"><text:span text:style-name="Strong_20_Emphasis"><text:span text:style-name="T12"><text:s text:c="8"/>Critères principaux : Maîtrise des bases théoriques, rigueur, et motivation pour un projet technique de haut niveau.</text:span></text:span></text:p>
      <text:p text:style-name="P29"><text:span text:style-name="Strong_20_Emphasis"><text:span text:style-name="T12"><text:s text:c="3"/></text:span></text:span><text:span text:style-name="Strong_20_Emphasis"><text:span text:style-name="T15"><text:s/>-Calendrier et Procédures :</text:span></text:span></text:p>
      <text:p text:style-name="P29"><text:span text:style-name="Strong_20_Emphasis"><text:span text:style-name="T12"><text:s text:c="7"/></text:span></text:span><text:span text:style-name="Strong_20_Emphasis"><text:span text:style-name="T13">+</text:span></text:span><text:span text:style-name="Strong_20_Emphasis"><text:span text:style-name="T12">Candidature CPGE : Entre décembre et avril via les plateformes dédiées (ex. : SCEI).</text:span></text:span></text:p>
      <text:p text:style-name="P29"><text:span text:style-name="Strong_20_Emphasis"><text:span text:style-name="T12"><text:s text:c="8"/></text:span></text:span><text:span text:style-name="Strong_20_Emphasis"><text:span text:style-name="T13">+</text:span></text:span><text:span text:style-name="Strong_20_Emphasis"><text:span text:style-name="T12">Admission parallèle : Dépôt des dossiers souvent entre janvier et mars. Examens et entretiens se tiennent au printemps.</text:span></text:span></text:p>
      <text:p text:style-name="P32"/>
      <text:p text:style-name="P28"><text:span text:style-name="Strong_20_Emphasis"><text:span text:style-name="T21"/></text:span></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 " svg:font-family="tim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language="fr" fo:country="FR"/>
    </style:style>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PEP 2 – Fiche à remplir en L2 INM et MIN</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ecile</meta:initial-creator>
    <meta:editing-cycles>12</meta:editing-cycles>
    <meta:creation-date>2022-09-06T05:41:00</meta:creation-date>
    <dc:date>2024-12-08T21:48:12.692661782</dc:date>
    <meta:editing-duration>PT4H46M3S</meta:editing-duration>
    <meta:generator>LibreOffice/24.2.7.2$Linux_X86_64 LibreOffice_project/420$Build-2</meta:generator>
    <meta:document-statistic meta:table-count="0" meta:image-count="0" meta:object-count="0" meta:page-count="4" meta:paragraph-count="89" meta:word-count="1088" meta:character-count="7790" meta:non-whitespace-character-count="6609"/>
    <meta:user-defined meta:name="AppVersion">16.0000</meta:user-defined>
    <meta:user-defined meta:name="Company">Université Joseph Fourier</meta:user-defined>
    <meta:template xlink:type="simple" xlink:actuate="onRequest" xlink:title="Normal.dotm" xlink:href=""/>
  </office:meta>
</office:document-meta>
</file>